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ontexte</text:span></text:p>
      <text:p text:style-name="P1"/>
      <text:p text:style-name="P1"><text:span text:style-name="T1">Back Office du site de Gestion des Comptes-Rendus GSB</text:span></text:p>
      <text:p text:style-name="P2"/>
      <text:p text:style-name="P1">Logiciel destiné aux administrateurs. Ils doivent pouvoir: </text:p>
      <text:p text:style-name="P1">-enregistrer de nouveaux employés ou mettre à jour leur statut</text:p>
      <text:p text:style-name="P1">-idem pour les praticiens, médicaments, labos et cabinets</text:p>
      <text:p text:style-name="P1">-se connecter avec une session qui leur est propre</text:p>
      <text:p text:style-name="P1"/>
      <text:p text:style-name="P1">Architecture: </text:p>
      <text:p text:style-name="P1">-un serveur de bdd</text:p>
      <text:p text:style-name="P1">-la solution logicielle</text:p>
      <text:p text:style-name="P1"/>
      <text:p text:style-name="P1">Améliorations:</text:p>
      <text:p text:style-name="P1">-vérification des champs avant insertion</text:p>
      <text:p text:style-name="P1">-les boutons de modification, suppression etc… sont désactivés tant qu’aucun item n’est sélectionné</text:p>
      <text:p text:style-name="P1"/>
      <text:p text:style-name="P1">Outils de développement:</text:p>
      <text:p text:style-name="P1">QT, Mysql.</text:p>
      <text:p text:style-name="P1"/>
      <text:p text:style-name="P1">Environnement:</text:p>
      <text:p text:style-name="P1">serveur : apache2</text:p>
      <text:p text:style-name="P1">solution: Linux debian.</text:p>
      <text:p text:style-name="P1"/>
      <text:p text:style-name="P1">Langages: C++, 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86" meta:character-count="604" meta:non-whitespace-character-count="534"/>
    <meta:generator>LibreOfficeDev/6.0.5.2$Linux_X86_64 LibreOffice_project/</meta:generator>
  </office:meta>
</office:document-meta>
</file>